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atin Modern Sans" fo:font-size="16pt" fo:font-style="normal" fo:font-weight="bold" officeooo:rsid="001391c5" officeooo:paragraph-rsid="001391c5" style:font-size-asian="16pt" style:font-style-asian="normal" style:font-weight-asian="bold" style:font-size-complex="16pt" style:font-style-complex="normal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atin Modern Sans" fo:font-size="16pt" fo:font-style="normal" fo:font-weight="bold" officeooo:rsid="001391c5" officeooo:paragraph-rsid="0021ada6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atin Modern Sans" fo:font-size="16pt" fo:font-style="normal" fo:font-weight="bold" officeooo:rsid="001391c5" officeooo:paragraph-rsid="0027a308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atin Modern Sans" fo:font-size="16pt" fo:font-style="normal" fo:font-weight="bold" officeooo:rsid="000d686c" officeooo:paragraph-rsid="00134b7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Latin Modern Sans" fo:font-size="16pt" fo:font-weight="bold" officeooo:rsid="002ddcd8" officeooo:paragraph-rsid="002ddcd8" style:font-size-asian="16pt" style:font-weight-asian="bold" style:font-size-complex="16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atin Modern Sans" fo:font-size="12pt" fo:font-style="italic" fo:font-weight="normal" officeooo:rsid="000d686c" officeooo:paragraph-rsid="00134b7d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atin Modern Sans" fo:font-size="12pt" fo:font-style="normal" fo:font-weight="bold" officeooo:rsid="000d686c" officeooo:paragraph-rsid="00134b7d" style:font-size-asian="10.5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atin Modern Sans" fo:font-size="12pt" fo:font-style="normal" fo:font-weight="bold" officeooo:rsid="001391c5" officeooo:paragraph-rsid="001391c5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atin Modern Sans" fo:font-size="12pt" fo:font-style="normal" fo:font-weight="normal" officeooo:rsid="002536a0" officeooo:paragraph-rsid="0027a308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atin Modern Sans" fo:font-size="12pt" fo:font-style="normal" fo:font-weight="normal" officeooo:rsid="00271e48" officeooo:paragraph-rsid="00267e98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atin Modern Sans" fo:font-size="12pt" fo:font-style="normal" fo:font-weight="normal" officeooo:rsid="002a2e29" officeooo:paragraph-rsid="002a2e29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center" style:justify-single-word="false"/>
      <style:text-properties style:font-name="Latin Modern Sans" fo:font-size="12pt" fo:font-weight="bold" officeooo:rsid="0044954b" officeooo:paragraph-rsid="00134b7d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Latin Modern Sans" fo:font-weight="normal" officeooo:rsid="000d686c" officeooo:paragraph-rsid="00134b7d" style:font-weight-asian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atin Modern Sans" fo:font-weight="normal" officeooo:rsid="000d686c" officeooo:paragraph-rsid="00134b7d" style:font-weight-asian="normal" style:font-weight-complex="normal"/>
    </style:style>
    <style:style style:name="P15" style:family="paragraph" style:parent-style-name="Standard">
      <style:paragraph-properties fo:line-height="100%" fo:text-align="justify" style:justify-single-word="false"/>
      <style:text-properties style:font-name="Latin Modern Sans" fo:font-style="italic" fo:font-weight="bold" officeooo:rsid="000d686c" officeooo:paragraph-rsid="00134b7d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156de3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officeooo:paragraph-rsid="00267e98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atin Modern Sans" fo:font-size="12pt" fo:font-style="normal" fo:font-weight="bold" officeooo:rsid="001391c5" officeooo:paragraph-rsid="001391c5" style:font-size-asian="10.5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atin Modern Sans" fo:font-size="16pt" fo:font-style="normal" fo:font-weight="bold" officeooo:rsid="001391c5" officeooo:paragraph-rsid="0021ada6" style:font-size-asian="16pt" style:font-style-asian="normal" style:font-weight-asian="bold" style:font-size-complex="16pt" style:font-style-complex="normal" style:font-weight-complex="bold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  <style:text-properties style:font-name="Latin Modern Sans" fo:font-size="16pt" fo:font-style="normal" fo:font-weight="bold" officeooo:rsid="001391c5" officeooo:paragraph-rsid="001391c5" style:font-size-asian="16pt" style:font-style-asian="normal" style:font-weight-asian="bold" style:font-size-complex="16pt" style:font-style-complex="normal" style:font-weight-complex="bold"/>
    </style:style>
    <style:style style:name="P21" style:family="paragraph" style:parent-style-name="Text_20_body">
      <style:paragraph-properties fo:line-height="100%" fo:text-align="justify" style:justify-single-word="false"/>
      <style:text-properties officeooo:paragraph-rsid="002e0c4f"/>
    </style:style>
    <style:style style:name="T1" style:family="text">
      <style:text-properties officeooo:rsid="00109297"/>
    </style:style>
    <style:style style:name="T2" style:family="text">
      <style:text-properties officeooo:rsid="00134b7d"/>
    </style:style>
    <style:style style:name="T3" style:family="text">
      <style:text-properties style:font-name="Latin Modern Sans"/>
    </style:style>
    <style:style style:name="T4" style:family="text">
      <style:text-properties style:font-name="Latin Modern Sans" officeooo:rsid="001391c5"/>
    </style:style>
    <style:style style:name="T5" style:family="text">
      <style:text-properties style:font-name="Latin Modern Sans" officeooo:rsid="00156de3"/>
    </style:style>
    <style:style style:name="T6" style:family="text">
      <style:text-properties style:font-name="Latin Modern Sans" fo:font-size="16pt" fo:font-style="normal" fo:font-weight="bold" officeooo:rsid="000d686c" style:font-size-asian="16pt" style:font-style-asian="normal" style:font-weight-asian="bold" style:font-size-complex="16pt" style:font-style-complex="normal" style:font-weight-complex="bold"/>
    </style:style>
    <style:style style:name="T7" style:family="text">
      <style:text-properties style:font-name="Latin Modern Sans" fo:font-size="12pt" fo:font-style="normal" fo:font-weight="normal" officeooo:rsid="001391c5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Latin Modern Sans" fo:font-size="12pt" fo:font-style="normal" fo:font-weight="normal" officeooo:rsid="000d686c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Latin Modern Sans" fo:font-size="12pt" fo:font-style="normal" fo:font-weight="normal" officeooo:rsid="00271e48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Latin Modern Sans" fo:font-size="12pt" fo:font-style="normal" fo:font-weight="normal" officeooo:rsid="00267e98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Latin Modern Sans" fo:font-weight="normal" officeooo:rsid="00156de3" style:font-weight-asian="normal" style:font-weight-complex="normal"/>
    </style:style>
    <style:style style:name="T12" style:family="text">
      <style:text-properties style:font-name="Latin Modern Sans" officeooo:rsid="0016624b"/>
    </style:style>
    <style:style style:name="T13" style:family="text">
      <style:text-properties style:font-name="Latin Modern Sans" officeooo:rsid="00176f23"/>
    </style:style>
    <style:style style:name="T14" style:family="text">
      <style:text-properties style:font-name="Latin Modern Sans" officeooo:rsid="00184f59"/>
    </style:style>
    <style:style style:name="T15" style:family="text">
      <style:text-properties style:font-name="Latin Modern Sans" officeooo:rsid="002e0c4f"/>
    </style:style>
    <style:style style:name="T16" style:family="text">
      <style:text-properties fo:font-size="12pt" fo:font-weight="normal" officeooo:rsid="001b412b" style:font-size-asian="10.5pt" style:font-weight-asian="normal" style:font-size-complex="12pt" style:font-weight-complex="normal"/>
    </style:style>
    <style:style style:name="T17" style:family="text">
      <style:text-properties fo:font-size="12pt" fo:font-weight="normal" officeooo:rsid="001caf7a" style:font-size-asian="10.5pt" style:font-weight-asian="normal" style:font-size-complex="12pt" style:font-weight-complex="normal"/>
    </style:style>
    <style:style style:name="T18" style:family="text">
      <style:text-properties fo:font-size="12pt" fo:font-weight="normal" officeooo:rsid="001dadda" style:font-size-asian="10.5pt" style:font-weight-asian="normal" style:font-size-complex="12pt" style:font-weight-complex="normal"/>
    </style:style>
    <style:style style:name="T19" style:family="text">
      <style:text-properties fo:font-size="12pt" fo:font-weight="normal" officeooo:rsid="00230d69" style:font-size-asian="10.5pt" style:font-weight-asian="normal" style:font-size-complex="12pt" style:font-weight-complex="normal"/>
    </style:style>
    <style:style style:name="T20" style:family="text">
      <style:text-properties fo:font-size="12pt" fo:font-weight="normal" officeooo:rsid="00230fc8" style:font-size-asian="10.5pt" style:font-weight-asian="normal" style:font-size-complex="12pt" style:font-weight-complex="normal"/>
    </style:style>
    <style:style style:name="T21" style:family="text">
      <style:text-properties fo:font-size="12pt" fo:font-weight="normal" officeooo:rsid="0024d9a4" style:font-size-asian="10.5pt" style:font-weight-asian="normal" style:font-size-complex="12pt" style:font-weight-complex="normal"/>
    </style:style>
    <style:style style:name="T22" style:family="text">
      <style:text-properties fo:font-size="12pt" fo:font-weight="normal" officeooo:rsid="002536a0" style:font-size-asian="10.5pt" style:font-weight-asian="normal" style:font-size-complex="12pt" style:font-weight-complex="normal"/>
    </style:style>
    <style:style style:name="T23" style:family="text">
      <style:text-properties fo:font-size="12pt" fo:font-weight="normal" officeooo:rsid="002587fc" style:font-size-asian="10.5pt" style:font-weight-asian="normal" style:font-size-complex="12pt" style:font-weight-complex="normal"/>
    </style:style>
    <style:style style:name="T24" style:family="text">
      <style:text-properties fo:font-size="12pt" fo:font-weight="normal" officeooo:rsid="002f2b5e" style:font-size-asian="10.5pt" style:font-weight-asian="normal" style:font-size-complex="12pt" style:font-weight-complex="normal"/>
    </style:style>
    <style:style style:name="T25" style:family="text">
      <style:text-properties fo:font-size="12pt" fo:font-weight="normal" officeooo:rsid="002106b4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21348e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21ada6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230d69" style:font-size-asian="12pt" style:font-weight-asian="normal" style:font-size-complex="12pt" style:font-weight-complex="normal"/>
    </style:style>
    <style:style style:name="T29" style:family="text">
      <style:text-properties fo:font-size="12pt" fo:font-weight="normal" officeooo:rsid="002587fc" style:font-size-asian="12pt" style:font-weight-asian="normal" style:font-size-complex="12pt" style:font-weight-complex="normal"/>
    </style:style>
    <style:style style:name="T30" style:family="text">
      <style:text-properties fo:font-size="12pt" fo:font-weight="normal" officeooo:rsid="0025bb72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2f2b5e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2f4b45" style:font-size-asian="12pt" style:font-weight-asian="normal" style:font-size-complex="12pt" style:font-weight-complex="normal"/>
    </style:style>
    <style:style style:name="T33" style:family="text">
      <style:text-properties fo:color="#000000" loext:opacity="100%" style:font-name="Latin Modern Sans" fo:font-size="12pt" fo:font-style="normal" fo:font-weight="normal" officeooo:rsid="00271e48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officeooo:rsid="0044954b"/>
    </style:style>
    <style:style style:name="T35" style:family="text">
      <style:text-properties fo:font-weight="normal" officeooo:rsid="002f4b45" style:font-size-asian="12pt" style:font-weight-asian="normal" style:font-weight-complex="normal"/>
    </style:style>
    <style:style style:name="T36" style:family="text">
      <style:text-properties fo:font-weight="normal" officeooo:rsid="002106b4" style:font-size-asian="12pt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CONTRIBUIÇÃO DA MONITORIA PARA A APRENDIZAGEM EM <text:span text:style-name="T34">PROBABILIDADE I</text:span></text:p>
      <text:p text:style-name="P12"/>
      <text:p text:style-name="P6">Projeto de Monitoria do Departamento de Estatística - 20<text:span text:style-name="T1">22</text:span>.2/20<text:span text:style-name="T1">23</text:span>.1 - Centro de Ciências Exatas e da Natureza – CCEN – Campus I</text:p>
      <text:p text:style-name="P15"/>
      <text:p text:style-name="P13">Bolsista: Paulo Ricardo Seganfredo Campana</text:p>
      <text:p text:style-name="P13">Orientador<text:span text:style-name="T2">a</text:span>: <text:span text:style-name="T2">Tarciana Liberal Pereira de Araujo</text:span></text:p>
      <text:p text:style-name="P14">Coordenador: Claudio Javier Tablada</text:p>
      <text:p text:style-name="P14"/>
      <text:p text:style-name="P4">Introdução</text:p>
      <text:p text:style-name="P7"/>
      <text:p text:style-name="P16"><text:span text:style-name="T6"><text:tab/></text:span><text:span text:style-name="T7">Em busca de</text:span><text:span text:style-name="T6"> </text:span><text:span text:style-name="T8">enriquecer o conhecimento adquirido durante o curso, </text:span><text:span text:style-name="T7">o</text:span><text:span text:style-name="T3"> </text:span><text:span text:style-name="T4">projeto </text:span><text:span text:style-name="T3">de monitoria </text:span><text:span text:style-name="T4">do Departamento de Estatística</text:span><text:span text:style-name="T3"> </text:span><text:span text:style-name="T4">serve</text:span><text:span text:style-name="T3"> como um pilar essencial de apoio aos estudantes </text:span><text:span text:style-name="T4">d</text:span><text:span text:style-name="T3">as disciplinas de graduação. Sua</text:span><text:span text:style-name="T13">s</text:span><text:span text:style-name="T3"> finalidade</text:span><text:span text:style-name="T13">s são, </text:span><text:span text:style-name="T3">aprimorar a qualidade do ensino, </text:span><text:span text:style-name="T5">de modo a reduzir a</text:span><text:span text:style-name="T3"> taxa de desistência </text:span><text:span text:style-name="T5">do curso </text:span><text:span text:style-name="T13">e</text:span><text:span text:style-name="T5"> </text:span><text:span text:style-name="T3">superar as barreiras que podem surgir na compreensão dos </text:span><text:span text:style-name="T4">tópicos </text:span><text:span text:style-name="T3">teóricos </text:span><text:span text:style-name="T4">e </text:span><text:span text:style-name="T3">práticos </text:span><text:span text:style-name="T4">abordados </text:span><text:span text:style-name="T3">em sala de aula.</text:span></text:p>
      <text:p text:style-name="P16"><text:span text:style-name="Strong_20_Emphasis"><text:span text:style-name="T3"><text:tab/></text:span></text:span><text:span text:style-name="Strong_20_Emphasis"><text:span text:style-name="T11">A</text:span></text:span><text:span text:style-name="T5">o decorrer do primeiro semestre do curso, os alunos novatos</text:span><text:span text:style-name="T3">, sobretudo nas disciplinas introdutórias como Probabilidade I, </text:span><text:span text:style-name="T5">enfrentam uma barreira em relação </text:span><text:span text:style-name="T15">aos conteúdos de matemática básica</text:span><text:span text:style-name="T3">. </text:span><text:span text:style-name="T13">Geralmente, e</text:span><text:span text:style-name="T3">sse obstáculo </text:span><text:span text:style-name="T13">tem</text:span><text:span text:style-name="T3"> orig</text:span><text:span text:style-name="T14">e</text:span><text:span text:style-name="T13">m</text:span><text:span text:style-name="T3"> </text:span><text:span text:style-name="T13">n</text:span><text:span text:style-name="T14">o ensino médio, </text:span><text:span text:style-name="T15">principalmente nos conteúdos d</text:span><text:span text:style-name="T3">e pré-cálculo.</text:span></text:p>
      <text:p text:style-name="P21"><text:span text:style-name="Strong_20_Emphasis"><text:span text:style-name="T3"><text:tab/></text:span></text:span><text:span text:style-name="T3">Neste contexto, a monitoria </text:span><text:span text:style-name="T12">atua </text:span><text:span text:style-name="T15">auxiliando os alunos nos conteúdos vistos em sala, através de </text:span><text:span text:style-name="T3">sessões presenciais e virtuais para esclarec</text:span><text:span text:style-name="T12">imento de</text:span><text:span text:style-name="T3"> dúvidas, </text:span><text:span text:style-name="T12">revisã</text:span><text:span text:style-name="T15">o de</text:span><text:span text:style-name="T12"> </text:span><text:span text:style-name="T3">conceitos previamente </text:span><text:span text:style-name="T12">apresentados </text:span><text:span text:style-name="T3">para </text:span><text:span text:style-name="T12">qu</text:span><text:span text:style-name="T3">e </text:span><text:span text:style-name="T12">os discentes consigam </text:span><text:span text:style-name="T3">resol</text:span><text:span text:style-name="T12">ver os</text:span><text:span text:style-name="T3"> exercícios </text:span><text:span text:style-name="T12">propostos</text:span><text:span text:style-name="T3">. </text:span><text:span text:style-name="T12">I</text:span><text:span text:style-name="T3">ss</text:span><text:span text:style-name="T12">o </text:span><text:span text:style-name="T3">não apenas auxilia os alunos a conquistar </text:span><text:span text:style-name="T12">o entendimento</text:span><text:span text:style-name="T3"> dos tópicos abordados, mas também eleva o padrão do ensino.</text:span></text:p>
      <text:p text:style-name="P21"><text:span text:style-name="Strong_20_Emphasis"><text:span text:style-name="T3"><text:tab/></text:span></text:span><text:span text:style-name="T3">Além d</text:span><text:span text:style-name="T12">os pontos positivos evidentes</text:span><text:span text:style-name="T3"> para o aprendizado dos alunos, </text:span><text:span text:style-name="T12">a</text:span><text:span text:style-name="T3"> monitor</text:span><text:span text:style-name="T12">ia </text:span><text:span text:style-name="T15">se</text:span><text:span text:style-name="T12"> </text:span><text:span text:style-name="T3">traduz em experiência prática </text:span><text:span text:style-name="T15">e</text:span><text:span text:style-name="T3"> valiosa no campo do ensino, </text:span><text:span text:style-name="T12">para o monitor, </text:span><text:span text:style-name="T15">uma vez que ele auxilia o professor na revisão de conteúdos e no esclarecimento de dúvidas,</text:span><text:span text:style-name="T12"> </text:span><text:span text:style-name="T3">fomentando o interesse </text:span><text:span text:style-name="T13">a docência</text:span><text:span text:style-name="T3">.</text:span></text:p>
      <text:p text:style-name="P7"/>
      <text:p text:style-name="P1">Metodologia</text:p>
      <text:p text:style-name="P8"/>
      <text:p text:style-name="P1"><text:tab/><text:span text:style-name="T31">O</text:span><text:span text:style-name="T16"> atendimento aos alunos </text:span><text:span text:style-name="T24">ocorre de forma presencial, online e através de aulas de exercícios</text:span><text:span text:style-name="T16">.</text:span></text:p>
      <text:p text:style-name="P1"><text:span text:style-name="T16"><text:tab/></text:span><text:span text:style-name="T24">Os momentos presenciais ocorrem n</text:span><text:span text:style-name="T17">a sala de monitoria do Departamento de Estatística duas vezes por semana </text:span><text:span text:style-name="T24">O</text:span><text:span text:style-name="T17"> atendimento remoto, ocorre através das plataformas WhatsApp e Google Meet em dias da semana flexíveis </text:span><text:span text:style-name="T18">no</text:span><text:span text:style-name="T17"> horário noturno. </text:span><text:span text:style-name="T24">Nas duas </text:span><text:soft-page-break/><text:span text:style-name="T24">modalidades os alunos podem esclarecer suas dúvidas </text:span><text:span text:style-name="T18">acerca do assunto ou conceitos </text:span><text:span text:style-name="T24">vistos </text:span><text:span text:style-name="T18">durante as aulas. </text:span><text:span text:style-name="T24">Adicionalmente, o monitor também resolve exercícios em sala de aula em horário combinado com a professora.</text:span></text:p>
      <text:p text:style-name="P8"/>
      <text:p text:style-name="P1">Resultados e discussões</text:p>
      <text:p text:style-name="P8"/>
      <text:p text:style-name="P8"><text:tab/><text:span text:style-name="T35">Os alunos demonstraram interessa na monitoria, principalmente no formato remoto, </text:span><text:span text:style-name="T36">por meio do WhatsApp, </text:span><text:span text:style-name="T35">que</text:span><text:span text:style-name="T36"> se tornou mais popular entre os discentes. </text:span><text:span text:style-name="T35">O monitor auxiliou </text:span><text:span text:style-name="T36">diversos alunos da disciplina no que se refere a lista de exercícios, principalmente na semana anterior a avaliação onde a procura </text:span><text:span text:style-name="T35">foi</text:span><text:span text:style-name="T36"> maior.</text:span></text:p>
      <text:p text:style-name="P2"><text:span text:style-name="T25"><text:tab/>Também houve damanda ao atendimento presencial, </text:span><text:span text:style-name="T32">proporcionando, entre outros, </text:span><text:span text:style-name="T26">uma discussão sobre diferentes métodos de provas matemáticas, que </text:span><text:span text:style-name="T27">para disciplinas teóricas como Probabilidade,</text:span><text:span text:style-name="T26"> são úteis </text:span><text:span text:style-name="T27">para o melhor entendimento dos resultados obtídos </text:span><text:span text:style-name="T32">no</text:span><text:span text:style-name="T28"> decorrer do semestre</text:span><text:span text:style-name="T27">. </text:span><text:span text:style-name="T32">Esta procura dos discentes pelos atendimentos remotos e presenciais da monitoria é muito importante pois auxilia o discente no entendimento do conteúdo e resolução dos exercícios.</text:span></text:p>
      <text:p text:style-name="P2"><text:span text:style-name="T27"><text:tab/></text:span><text:span text:style-name="T29">Para o monitor, está sendo uma excelente </text:span><text:span text:style-name="T30">oportunidade</text:span><text:span text:style-name="T29"> de aprendizado </text:span><text:span text:style-name="T32">tanto nos </text:span><text:span text:style-name="T29">tópicos muito importantes para a base de conhecimentos em Estatística, </text:span><text:span text:style-name="T32">bem como na iniciação a docência, no que se refere ao atendimento dos alunos e resolução de exercícios em sala de aula.</text:span></text:p>
      <text:p text:style-name="P2"><text:span text:style-name="T32"/></text:p>
      <text:p text:style-name="P1">Considerações finais</text:p>
      <text:p text:style-name="P1"/>
      <text:p text:style-name="P1"><text:tab/><text:span text:style-name="T32">As atividades da monitoria em Probabilidade I têm auxiliado no melhor entendimento e compreensão dos conteúdos da disciplina. É de extrema importância pois ela atua diretamente com os feras e demais alunos que se encontram no início do curso, uma vez que a maior taxa de desistência ocorre nos primeiros semestres do curso de Estatística.</text:span></text:p>
      <text:p text:style-name="P3"><text:span text:style-name="T21"><text:tab/>Tal ajuda é essencial para a permanência dos discentes no curso visto que Probabilidade I é a disciplina com maior demanda de matrículas e também possui maior índice de reprovação no curso, um bom desempenho </text:span><text:span text:style-name="T22">nestes estágios iniciais do curso </text:span><text:span text:style-name="T23">geralmente</text:span><text:span text:style-name="T22"> </text:span><text:span text:style-name="T21">traduz em uma ótima experiê</text:span><text:span text:style-name="T22">ncia nas disciplinas cursadas posteriormente.</text:span></text:p>
      <text:p text:style-name="P9"/>
      <text:p text:style-name="P3">Referências</text:p>
      <text:p text:style-name="P1"/>
      <text:p text:style-name="P17"><text:span text:style-name="T10">COSTA, J. O. Guia de Ensino para Análise Combinatória a partir dos Livros Didáticos, ENEM e BNCC. </text:span><text:span text:style-name="T9">Tese (Mestrado em Matemática) – Universidade Federal de Campina Grande. Campina Grande, p. 105. 2021. Disponível em: </text:span><text:span text:style-name="T33">&lt;http://mat.ufcg.edu.br/profmat/wp-content/uploads/sites/5/2021/07/TCC-Jaldir-de-Oliveira-Costa-Versao-Final.pdf&gt;.</text:span><text:span text:style-name="T9"> Acesso em: 6 set. 2023.</text:span></text:p>
      <text:p text:style-name="P10"><text:soft-page-break/></text:p>
      <text:p text:style-name="P11">DANTAS, C. A. B. Probabilidade: Um Curso Introdutório. Ed. USP, São Paulo. 1997.</text:p>
      <text:p text:style-name="P11"/>
      <text:p text:style-name="P11">HOEL, P. G.; PORT, S. C.; STONE, C. Introdução à Teoria das Probabilidades. Editora Interciência, Rio de Janeiro. 1978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4T18:45:34.648524927</meta:creation-date>
    <meta:generator>LibreOffice/7.3.7.2$Linux_X86_64 LibreOffice_project/30$Build-2</meta:generator>
    <dc:date>2023-09-11T16:50:48.669666821</dc:date>
    <meta:editing-duration>PT1H20M12S</meta:editing-duration>
    <meta:editing-cycles>15</meta:editing-cycles>
    <meta:document-statistic meta:table-count="0" meta:image-count="0" meta:object-count="0" meta:page-count="3" meta:paragraph-count="24" meta:word-count="678" meta:character-count="4582" meta:non-whitespace-character-count="3914"/>
  </office:meta>
</office:document-meta>
</file>